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mcrestMatchersTest.does_not_verify_vararg_with_multiple_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mcrestMatchersTest.verifies_with_hamcrest_m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amcrestMatchersTest.nonGeneric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mcrestMatchersTest.supports_non_generic_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mcrestMatchersTest.supports_primitive_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mcrestMatchersTest.verify_vararg_with_multiple_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Matcher.matche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mcrestMatchersTest.does_not_verify_vararg_with_no_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mcrestMatchersTest.verifies_vararg_with_single_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ainsX.describeTo( Descriptio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GenericMatcher.matche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sX.matche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mcrestMatchersTest.stubs_with_hamcrest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nGenericMatcher.describeTo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Matcher.describeTo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mcrestMatchersTest.coexists_with_mockito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amcrestMatchersTest.verifies_vararg_with_any_num_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mcrestMatchersTest.supports_primitive_matchers_from_core_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amcrestMatchersTest.matches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